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P5" style:family="paragraph" style:parent-style-name="Standard">
      <style:paragraph-properties fo:text-align="justify" fo:break-before="auto" fo:text-indent="1.27cm" fo:line-height="115%" style:writing-mode="lr-tb"/>
    </style:style>
    <style:style style:name="P6" style:family="paragraph" style:parent-style-name="Standard">
      <style:paragraph-properties fo:text-align="justify" fo:break-before="auto" fo:text-indent="1.27cm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P7" style:family="paragraph" style:parent-style-name="Standard">
      <style:paragraph-properties fo:text-align="justify" fo:break-before="auto" fo:text-indent="1.27cm" fo:line-height="115%" style:writing-mode="lr-tb"/>
    </style:style>
    <style:style style:name="P8" style:family="paragraph" style:parent-style-name="Standard">
      <style:paragraph-properties fo:text-align="justify" fo:break-before="auto" fo:text-indent="1.27cm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P9" style:family="paragraph" style:parent-style-name="Standard">
      <style:paragraph-properties fo:text-align="justify" fo:break-before="auto" fo:text-indent="1.27cm" fo:line-height="115%" style:writing-mode="lr-tb"/>
    </style:style>
    <style:style style:name="P10" style:family="paragraph" style:parent-style-name="Standard">
      <style:paragraph-properties fo:text-align="justify" fo:break-before="auto" fo:text-indent="1.27cm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T10_307" style:family="text"/>
    <style:style style:name="T10_308" style:family="text"/>
    <style:style style:name="T10_309" style:family="text"/>
    <style:style style:name="T10_310" style:family="text"/>
    <style:style style:name="T10_311" style:family="text"/>
    <style:style style:name="T10_312" style:family="text"/>
    <style:style style:name="T10_313" style:family="text"/>
    <style:style style:name="T10_314" style:family="text"/>
    <style:style style:name="P11" style:family="paragraph" style:parent-style-name="Standard">
      <style:paragraph-properties fo:text-align="justify" fo:break-before="auto" fo:text-indent="1.27cm" fo:line-height="115%" style:writing-mode="lr-tb"/>
    </style:style>
    <style:style style:name="P12" style:family="paragraph" style:parent-style-name="Standard">
      <style:paragraph-properties fo:text-align="justify" fo:break-before="auto" fo:text-indent="1.27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</office:automatic-styles>
  <office:body>
    <office:text>
      <text:p text:style-name="P1"><text:span text:style-name="T1_1">Samuel</text:span><text:span text:style-name="T1_2"><text:s/></text:span><text:span text:style-name="T1_3">Golan</text:span><text:span text:style-name="T1_4"><text:s/></text:span><text:span text:style-name="T1_5">Final</text:span><text:span text:style-name="T1_6"><text:s/></text:span><text:span text:style-name="T1_7">Project</text:span><text:span text:style-name="T1_8"><text:s/></text:span><text:span text:style-name="T1_9">Reflection</text:span><text:span text:style-name="T1_10"><text:s/></text:span><text:span text:style-name="T1_11">Paper</text:span></text:p>
      <text:p text:style-name="P2"><text:span text:style-name="T2_1">1/27/2015</text:span></text:p>
      <text:p text:style-name="P3"/>
      <text:p text:style-name="P4"><text:span text:style-name="T4_1">I</text:span><text:span text:style-name="T4_2"><text:s/></text:span><text:span text:style-name="T4_3">learned</text:span><text:span text:style-name="T4_4"><text:s/></text:span><text:span text:style-name="T4_5">a</text:span><text:span text:style-name="T4_6"><text:s/></text:span><text:span text:style-name="T4_7">lot</text:span><text:span text:style-name="T4_8"><text:s/></text:span><text:span text:style-name="T4_9">about</text:span><text:span text:style-name="T4_10"><text:s/></text:span><text:span text:style-name="T4_11">web</text:span><text:span text:style-name="T4_12"><text:s/></text:span><text:span text:style-name="T4_13">development</text:span><text:span text:style-name="T4_14"><text:s/></text:span><text:span text:style-name="T4_15">technologies</text:span><text:span text:style-name="T4_16">,<text:s/></text:span><text:span text:style-name="T4_17">server</text:span><text:span text:style-name="T4_18"><text:s/></text:span><text:span text:style-name="T4_19">client</text:span><text:span text:style-name="T4_20"><text:s/></text:span><text:span text:style-name="T4_21">interactions</text:span><text:span text:style-name="T4_22">,<text:s/></text:span><text:span text:style-name="T4_23">and</text:span><text:span text:style-name="T4_24"><text:s/></text:span><text:span text:style-name="T4_25">database</text:span><text:span text:style-name="T4_26"><text:s/></text:span><text:span text:style-name="T4_27">management</text:span><text:span text:style-name="T4_28"><text:s/></text:span><text:span text:style-name="T4_29">and</text:span><text:span text:style-name="T4_30"><text:s/></text:span><text:span text:style-name="T4_31">set</text:span><text:span text:style-name="T4_32"><text:s/></text:span><text:span text:style-name="T4_33">up</text:span><text:span text:style-name="T4_34">.<text:s/></text:span><text:span text:style-name="T4_35">I</text:span><text:span text:style-name="T4_36"><text:s/></text:span><text:span text:style-name="T4_37">learned</text:span><text:span text:style-name="T4_38"><text:s/></text:span><text:span text:style-name="T4_39">how</text:span><text:span text:style-name="T4_40"><text:s/></text:span><text:span text:style-name="T4_41">to</text:span><text:span text:style-name="T4_42"><text:s/></text:span><text:span text:style-name="T4_43">use</text:span><text:span text:style-name="T4_44"><text:s/></text:span><text:span text:style-name="T4_45">Jquery</text:span><text:span text:style-name="T4_46">,<text:s/></text:span><text:span text:style-name="T4_47">AngularJS</text:span><text:span text:style-name="T4_48">.<text:s/></text:span><text:span text:style-name="T4_49">AJAX</text:span><text:span text:style-name="T4_50">,<text:s/></text:span><text:span text:style-name="T4_51">and</text:span><text:span text:style-name="T4_52"><text:s/></text:span><text:span text:style-name="T4_53">MYSQL</text:span><text:span text:style-name="T4_54"><text:s/></text:span><text:span text:style-name="T4_55">database</text:span><text:span text:style-name="T4_56"><text:s/></text:span><text:span text:style-name="T4_57">management</text:span><text:span text:style-name="T4_58"><text:s/></text:span><text:span text:style-name="T4_59">system</text:span><text:span text:style-name="T4_60">.<text:s/></text:span><text:span text:style-name="T4_61">One</text:span><text:span text:style-name="T4_62"><text:s/></text:span><text:span text:style-name="T4_63">of</text:span><text:span text:style-name="T4_64"><text:s/></text:span><text:span text:style-name="T4_65">the</text:span><text:span text:style-name="T4_66"><text:s/></text:span><text:span text:style-name="T4_67">most</text:span><text:span text:style-name="T4_68"><text:s/></text:span><text:span text:style-name="T4_69">useful</text:span><text:span text:style-name="T4_70"><text:s/></text:span><text:span text:style-name="T4_71">things</text:span><text:span text:style-name="T4_72"><text:s/></text:span><text:span text:style-name="T4_73">I</text:span><text:span text:style-name="T4_74"><text:s/></text:span><text:span text:style-name="T4_75">learned</text:span><text:span text:style-name="T4_76"><text:s/></text:span><text:span text:style-name="T4_77">over</text:span><text:span text:style-name="T4_78"><text:s/></text:span><text:span text:style-name="T4_79">the</text:span><text:span text:style-name="T4_80"><text:s/></text:span><text:span text:style-name="T4_81">course</text:span><text:span text:style-name="T4_82"><text:s/></text:span><text:span text:style-name="T4_83">of</text:span><text:span text:style-name="T4_84"><text:s/></text:span><text:span text:style-name="T4_85">the</text:span><text:span text:style-name="T4_86"><text:s/></text:span><text:span text:style-name="T4_87">class</text:span><text:span text:style-name="T4_88">,<text:s/></text:span><text:span text:style-name="T4_89">was</text:span><text:span text:style-name="T4_90"><text:s/></text:span><text:span text:style-name="T4_91">how</text:span><text:span text:style-name="T4_92"><text:s/></text:span><text:span text:style-name="T4_93">to</text:span><text:span text:style-name="T4_94"><text:s/></text:span><text:span text:style-name="T4_95">use</text:span><text:span text:style-name="T4_96"><text:s/></text:span><text:span text:style-name="T4_97">browser</text:span><text:span text:style-name="T4_98"><text:s/></text:span><text:span text:style-name="T4_99">developer</text:span><text:span text:style-name="T4_100"><text:s/></text:span><text:span text:style-name="T4_101">tools</text:span><text:span text:style-name="T4_102"><text:s/></text:span><text:span text:style-name="T4_103">and</text:span><text:span text:style-name="T4_104"><text:s/></text:span><text:span text:style-name="T4_105">server</text:span><text:span text:style-name="T4_106"><text:s/></text:span><text:span text:style-name="T4_107">error</text:span><text:span text:style-name="T4_108"><text:s/></text:span><text:span text:style-name="T4_109">logs</text:span><text:span text:style-name="T4_110"><text:s/></text:span><text:span text:style-name="T4_111">to</text:span><text:span text:style-name="T4_112"><text:s/></text:span><text:span text:style-name="T4_113">more</text:span><text:span text:style-name="T4_114"><text:s/></text:span><text:span text:style-name="T4_115">effectively</text:span><text:span text:style-name="T4_116"><text:s/></text:span><text:span text:style-name="T4_117">debug</text:span><text:span text:style-name="T4_118"><text:s/></text:span><text:span text:style-name="T4_119">my</text:span><text:span text:style-name="T4_120"><text:s/></text:span><text:span text:style-name="T4_121">web</text:span><text:span text:style-name="T4_122"><text:s/></text:span><text:span text:style-name="T4_123">applications</text:span><text:span text:style-name="T4_124">.<text:s/></text:span></text:p>
      <text:p text:style-name="P5"/>
      <text:p text:style-name="P6"><text:span text:style-name="T6_1">I</text:span><text:span text:style-name="T6_2">’</text:span><text:span text:style-name="T6_3">m</text:span><text:span text:style-name="T6_4"><text:s/></text:span><text:span text:style-name="T6_5">proud</text:span><text:span text:style-name="T6_6"><text:s/></text:span><text:span text:style-name="T6_7">of</text:span><text:span text:style-name="T6_8"><text:s/></text:span><text:span text:style-name="T6_9">how</text:span><text:span text:style-name="T6_10"><text:s/></text:span><text:span text:style-name="T6_11">much</text:span><text:span text:style-name="T6_12"><text:s/></text:span><text:span text:style-name="T6_13">more</text:span><text:span text:style-name="T6_14"><text:s/></text:span><text:span text:style-name="T6_15">organized</text:span><text:span text:style-name="T6_16"><text:s/></text:span><text:span text:style-name="T6_17">the</text:span><text:span text:style-name="T6_18"><text:s/></text:span><text:span text:style-name="T6_19">design</text:span><text:span text:style-name="T6_20"><text:s/></text:span><text:span text:style-name="T6_21">and</text:span><text:span text:style-name="T6_22"><text:s/></text:span><text:span text:style-name="T6_23">implementation</text:span><text:span text:style-name="T6_24"><text:s/></text:span><text:span text:style-name="T6_25">are</text:span><text:span text:style-name="T6_26"><text:s/></text:span><text:span text:style-name="T6_27">on</text:span><text:span text:style-name="T6_28"><text:s/></text:span><text:span text:style-name="T6_29">this</text:span><text:span text:style-name="T6_30"><text:s/></text:span><text:span text:style-name="T6_31">project</text:span><text:span text:style-name="T6_32"><text:s/></text:span><text:span text:style-name="T6_33">compared</text:span><text:span text:style-name="T6_34"><text:s/></text:span><text:span text:style-name="T6_35">to</text:span><text:span text:style-name="T6_36"><text:s/></text:span><text:span text:style-name="T6_37">my</text:span><text:span text:style-name="T6_38"><text:s/></text:span><text:span text:style-name="T6_39">previous</text:span><text:span text:style-name="T6_40"><text:s/></text:span><text:span text:style-name="T6_41">web</text:span><text:span text:style-name="T6_42"><text:s/></text:span><text:span text:style-name="T6_43">application</text:span><text:span text:style-name="T6_44"><text:s/></text:span><text:span text:style-name="T6_45">project</text:span><text:span text:style-name="T6_46">.<text:s/></text:span><text:span text:style-name="T6_47">Underneath</text:span><text:span text:style-name="T6_48"><text:s/></text:span><text:span text:style-name="T6_49">a</text:span><text:span text:style-name="T6_50"><text:s/></text:span><text:span text:style-name="T6_51">plain</text:span><text:span text:style-name="T6_52"><text:s/></text:span><text:span text:style-name="T6_53">exterior</text:span><text:span text:style-name="T6_54"><text:s/></text:span><text:span text:style-name="T6_55">lies</text:span><text:span text:style-name="T6_56"><text:s/></text:span><text:span text:style-name="T6_57">an</text:span><text:span text:style-name="T6_58"><text:s/></text:span><text:span text:style-name="T6_59">effective</text:span><text:span text:style-name="T6_60"><text:s/></text:span><text:span text:style-name="T6_61">framework</text:span><text:span text:style-name="T6_62"><text:s/></text:span><text:span text:style-name="T6_63">that</text:span><text:span text:style-name="T6_64"><text:s/></text:span><text:span text:style-name="T6_65">can</text:span><text:span text:style-name="T6_66"><text:s/></text:span><text:span text:style-name="T6_67">easily</text:span><text:span text:style-name="T6_68"><text:s/></text:span><text:span text:style-name="T6_69">be</text:span><text:span text:style-name="T6_70"><text:s/></text:span><text:span text:style-name="T6_71">visually</text:span><text:span text:style-name="T6_72"><text:s/></text:span><text:span text:style-name="T6_73">improved</text:span><text:span text:style-name="T6_74">.<text:s/></text:span><text:span text:style-name="T6_75">All</text:span><text:span text:style-name="T6_76"><text:s/></text:span><text:span text:style-name="T6_77">of</text:span><text:span text:style-name="T6_78"><text:s/></text:span><text:span text:style-name="T6_79">the</text:span><text:span text:style-name="T6_80"><text:s/></text:span><text:span text:style-name="T6_81">pages</text:span><text:span text:style-name="T6_82"><text:s/></text:span><text:span text:style-name="T6_83">load</text:span><text:span text:style-name="T6_84"><text:s/></text:span><text:span text:style-name="T6_85">and</text:span><text:span text:style-name="T6_86"><text:s/></text:span><text:span text:style-name="T6_87">run</text:span><text:span text:style-name="T6_88"><text:s/></text:span><text:span text:style-name="T6_89">without</text:span><text:span text:style-name="T6_90"><text:s/></text:span><text:span text:style-name="T6_91">any</text:span><text:span text:style-name="T6_92"><text:s/></text:span><text:span text:style-name="T6_93">known</text:span><text:span text:style-name="T6_94"><text:s/></text:span><text:span text:style-name="T6_95">bugs</text:span><text:span text:style-name="T6_96"><text:s/></text:span><text:span text:style-name="T6_97">and</text:span><text:span text:style-name="T6_98"><text:s/></text:span><text:span text:style-name="T6_99">work</text:span><text:span text:style-name="T6_100"><text:s/></text:span><text:span text:style-name="T6_101">across</text:span><text:span text:style-name="T6_102"><text:s/></text:span><text:span text:style-name="T6_103">Chrome</text:span><text:span text:style-name="T6_104">,<text:s/></text:span><text:span text:style-name="T6_105">IE</text:span><text:span text:style-name="T6_106"><text:s/></text:span><text:span text:style-name="T6_107">and</text:span><text:span text:style-name="T6_108"><text:s/></text:span><text:span text:style-name="T6_109">Firefox</text:span><text:span text:style-name="T6_110">.<text:s/></text:span><text:span text:style-name="T6_111">Another</text:span><text:span text:style-name="T6_112"><text:s/></text:span><text:span text:style-name="T6_113">thing</text:span><text:span text:style-name="T6_114"><text:s/></text:span><text:span text:style-name="T6_115">I</text:span><text:span text:style-name="T6_116"><text:s/></text:span><text:span text:style-name="T6_117">take</text:span><text:span text:style-name="T6_118"><text:s/></text:span><text:span text:style-name="T6_119">pride</text:span><text:span text:style-name="T6_120"><text:s/></text:span><text:span text:style-name="T6_121">in</text:span><text:span text:style-name="T6_122">,<text:s/></text:span><text:span text:style-name="T6_123">is</text:span><text:span text:style-name="T6_124"><text:s/></text:span><text:span text:style-name="T6_125">how</text:span><text:span text:style-name="T6_126"><text:s/></text:span><text:span text:style-name="T6_127">quickly</text:span><text:span text:style-name="T6_128"><text:s/></text:span><text:span text:style-name="T6_129">this</text:span><text:span text:style-name="T6_130"><text:s/></text:span><text:span text:style-name="T6_131">project</text:span><text:span text:style-name="T6_132"><text:s/></text:span><text:span text:style-name="T6_133">came</text:span><text:span text:style-name="T6_134"><text:s/></text:span><text:span text:style-name="T6_135">together</text:span><text:span text:style-name="T6_136">.<text:s/></text:span><text:span text:style-name="T6_137">By</text:span><text:span text:style-name="T6_138"><text:s/></text:span><text:span text:style-name="T6_139">the</text:span><text:span text:style-name="T6_140"><text:s/></text:span><text:span text:style-name="T6_141">time</text:span><text:span text:style-name="T6_142"><text:s/></text:span><text:span text:style-name="T6_143">we</text:span><text:span text:style-name="T6_144"><text:s/></text:span><text:span text:style-name="T6_145">actually</text:span><text:span text:style-name="T6_146"><text:s/></text:span><text:span text:style-name="T6_147">started</text:span><text:span text:style-name="T6_148"><text:s/></text:span><text:span text:style-name="T6_149">building</text:span><text:span text:style-name="T6_150"><text:s/></text:span><text:span text:style-name="T6_151">our</text:span><text:span text:style-name="T6_152"><text:s/></text:span><text:span text:style-name="T6_153">project</text:span><text:span text:style-name="T6_154"><text:s/></text:span><text:span text:style-name="T6_155">in</text:span><text:span text:style-name="T6_156"><text:s/></text:span><text:span text:style-name="T6_157">earnest</text:span><text:span text:style-name="T6_158">,<text:s/></text:span><text:span text:style-name="T6_159">we</text:span><text:span text:style-name="T6_160"><text:s/></text:span><text:span text:style-name="T6_161">were</text:span><text:span text:style-name="T6_162"><text:s/></text:span><text:span text:style-name="T6_163">both</text:span><text:span text:style-name="T6_164"><text:s/></text:span><text:span text:style-name="T6_165">reasonably</text:span><text:span text:style-name="T6_166"><text:s/></text:span><text:span text:style-name="T6_167">comfortable</text:span><text:span text:style-name="T6_168"><text:s/></text:span><text:span text:style-name="T6_169">with</text:span><text:span text:style-name="T6_170"><text:s/></text:span><text:span text:style-name="T6_171">the</text:span><text:span text:style-name="T6_172"><text:s/></text:span><text:span text:style-name="T6_173">technologies</text:span><text:span text:style-name="T6_174"><text:s/></text:span><text:span text:style-name="T6_175">in</text:span><text:span text:style-name="T6_176"><text:s/></text:span><text:span text:style-name="T6_177">use</text:span><text:span text:style-name="T6_178">,<text:s/></text:span><text:span text:style-name="T6_179">which</text:span><text:span text:style-name="T6_180"><text:s/></text:span><text:span text:style-name="T6_181">made</text:span><text:span text:style-name="T6_182"><text:s/></text:span><text:span text:style-name="T6_183">the</text:span><text:span text:style-name="T6_184"><text:s/></text:span><text:span text:style-name="T6_185">assembly</text:span><text:span text:style-name="T6_186"><text:s/></text:span><text:span text:style-name="T6_187">much</text:span><text:span text:style-name="T6_188"><text:s/></text:span><text:span text:style-name="T6_189">faster</text:span><text:span text:style-name="T6_190">.<text:s/></text:span></text:p>
      <text:p text:style-name="P7"/>
      <text:p text:style-name="P8"><text:span text:style-name="T8_1">I</text:span><text:span text:style-name="T8_2"><text:s/></text:span><text:span text:style-name="T8_3">could</text:span><text:span text:style-name="T8_4"><text:s/></text:span><text:span text:style-name="T8_5">have</text:span><text:span text:style-name="T8_6"><text:s/></text:span><text:span text:style-name="T8_7">been</text:span><text:span text:style-name="T8_8"><text:s/></text:span><text:span text:style-name="T8_9">more</text:span><text:span text:style-name="T8_10"><text:s/></text:span><text:span text:style-name="T8_11">on</text:span><text:span text:style-name="T8_12"><text:s/></text:span><text:span text:style-name="T8_13">top</text:span><text:span text:style-name="T8_14"><text:s/></text:span><text:span text:style-name="T8_15">of</text:span><text:span text:style-name="T8_16"><text:s/></text:span><text:span text:style-name="T8_17">starting</text:span><text:span text:style-name="T8_18"><text:s/></text:span><text:span text:style-name="T8_19">the</text:span><text:span text:style-name="T8_20"><text:s/></text:span><text:span text:style-name="T8_21">project</text:span><text:span text:style-name="T8_22"><text:s/></text:span><text:span text:style-name="T8_23">and</text:span><text:span text:style-name="T8_24"><text:s/></text:span><text:span text:style-name="T8_25">coming</text:span><text:span text:style-name="T8_26"><text:s/></text:span><text:span text:style-name="T8_27">up</text:span><text:span text:style-name="T8_28"><text:s/></text:span><text:span text:style-name="T8_29">with</text:span><text:span text:style-name="T8_30"><text:s/></text:span><text:span text:style-name="T8_31">a</text:span><text:span text:style-name="T8_32"><text:s/></text:span><text:span text:style-name="T8_33">more</text:span><text:span text:style-name="T8_34"><text:s/></text:span><text:span text:style-name="T8_35">effective</text:span><text:span text:style-name="T8_36"><text:s/></text:span><text:span text:style-name="T8_37">timeline</text:span><text:span text:style-name="T8_38"><text:s/></text:span><text:span text:style-name="T8_39">and</text:span><text:span text:style-name="T8_40"><text:s/></text:span><text:span text:style-name="T8_41">development</text:span><text:span text:style-name="T8_42"><text:s/></text:span><text:span text:style-name="T8_43">plan</text:span><text:span text:style-name="T8_44">.<text:s/></text:span><text:span text:style-name="T8_45">While</text:span><text:span text:style-name="T8_46"><text:s/></text:span><text:span text:style-name="T8_47">I</text:span><text:span text:style-name="T8_48">’</text:span><text:span text:style-name="T8_49">m</text:span><text:span text:style-name="T8_50"><text:s/></text:span><text:span text:style-name="T8_51">proud</text:span><text:span text:style-name="T8_52"><text:s/></text:span><text:span text:style-name="T8_53">of</text:span><text:span text:style-name="T8_54"><text:s/></text:span><text:span text:style-name="T8_55">how</text:span><text:span text:style-name="T8_56"><text:s/></text:span><text:span text:style-name="T8_57">quickly</text:span><text:span text:style-name="T8_58"><text:s/></text:span><text:span text:style-name="T8_59">it</text:span><text:span text:style-name="T8_60"><text:s/></text:span><text:span text:style-name="T8_61">came</text:span><text:span text:style-name="T8_62"><text:s/></text:span><text:span text:style-name="T8_63">together</text:span><text:span text:style-name="T8_64">,<text:s/></text:span><text:span text:style-name="T8_65">it</text:span><text:span text:style-name="T8_66"><text:s/></text:span><text:span text:style-name="T8_67">could</text:span><text:span text:style-name="T8_68"><text:s/></text:span><text:span text:style-name="T8_69">have</text:span><text:span text:style-name="T8_70"><text:s/></text:span><text:span text:style-name="T8_71">been</text:span><text:span text:style-name="T8_72"><text:s/></text:span><text:span text:style-name="T8_73">much</text:span><text:span text:style-name="T8_74"><text:s/></text:span><text:span text:style-name="T8_75">more</text:span><text:span text:style-name="T8_76"><text:s/></text:span><text:span text:style-name="T8_77">complete</text:span><text:span text:style-name="T8_78"><text:s/></text:span><text:span text:style-name="T8_79">if</text:span><text:span text:style-name="T8_80"><text:s/></text:span><text:span text:style-name="T8_81">we</text:span><text:span text:style-name="T8_82"><text:s/></text:span><text:span text:style-name="T8_83">had</text:span><text:span text:style-name="T8_84"><text:s/></text:span><text:span text:style-name="T8_85">started</text:span><text:span text:style-name="T8_86"><text:s/></text:span><text:span text:style-name="T8_87">a</text:span><text:span text:style-name="T8_88"><text:s/></text:span><text:span text:style-name="T8_89">few</text:span><text:span text:style-name="T8_90"><text:s/></text:span><text:span text:style-name="T8_91">days</text:span><text:span text:style-name="T8_92"><text:s/></text:span><text:span text:style-name="T8_93">earlier</text:span><text:span text:style-name="T8_94">,<text:s/></text:span><text:span text:style-name="T8_95">and</text:span><text:span text:style-name="T8_96"><text:s/></text:span><text:span text:style-name="T8_97">we</text:span><text:span text:style-name="T8_98"><text:s/></text:span><text:span text:style-name="T8_99">wouldn</text:span><text:span text:style-name="T8_100">’</text:span><text:span text:style-name="T8_101">t</text:span><text:span text:style-name="T8_102"><text:s/></text:span><text:span text:style-name="T8_103">have</text:span><text:span text:style-name="T8_104"><text:s/></text:span><text:span text:style-name="T8_105">had</text:span><text:span text:style-name="T8_106"><text:s/></text:span><text:span text:style-name="T8_107">to</text:span><text:span text:style-name="T8_108"><text:s/></text:span><text:span text:style-name="T8_109">work</text:span><text:span text:style-name="T8_110"><text:s/></text:span><text:span text:style-name="T8_111">to</text:span><text:span text:style-name="T8_112"><text:s/></text:span><text:span text:style-name="T8_113">the</text:span><text:span text:style-name="T8_114"><text:s/></text:span><text:span text:style-name="T8_115">point</text:span><text:span text:style-name="T8_116"><text:s/></text:span><text:span text:style-name="T8_117">of</text:span><text:span text:style-name="T8_118"><text:s/></text:span><text:span text:style-name="T8_119">exhaustion</text:span><text:span text:style-name="T8_120"><text:s/></text:span><text:span text:style-name="T8_121">to</text:span><text:span text:style-name="T8_122"><text:s/></text:span><text:span text:style-name="T8_123">get</text:span><text:span text:style-name="T8_124"><text:s/></text:span><text:span text:style-name="T8_125">our</text:span><text:span text:style-name="T8_126"><text:s/></text:span><text:span text:style-name="T8_127">project</text:span><text:span text:style-name="T8_128"><text:s/></text:span><text:span text:style-name="T8_129">ready</text:span><text:span text:style-name="T8_130"><text:s/></text:span><text:span text:style-name="T8_131">for</text:span><text:span text:style-name="T8_132"><text:s/></text:span><text:span text:style-name="T8_133">presentation</text:span><text:span text:style-name="T8_134">.<text:s/></text:span></text:p>
      <text:p text:style-name="P9"/>
      <text:p text:style-name="P10"><text:span text:style-name="T10_1">Our</text:span><text:span text:style-name="T10_2"><text:s/></text:span><text:span text:style-name="T10_3">group</text:span><text:span text:style-name="T10_4"><text:s/></text:span><text:span text:style-name="T10_5">dynamic</text:span><text:span text:style-name="T10_6"><text:s/></text:span><text:span text:style-name="T10_7">was</text:span><text:span text:style-name="T10_8"><text:s/></text:span><text:span text:style-name="T10_9">perfect</text:span><text:span text:style-name="T10_10">.<text:s/></text:span><text:span text:style-name="T10_11">Without</text:span><text:span text:style-name="T10_12"><text:s/></text:span><text:span text:style-name="T10_13">needing</text:span><text:span text:style-name="T10_14"><text:s/></text:span><text:span text:style-name="T10_15">any</text:span><text:span text:style-name="T10_16"><text:s/></text:span><text:span text:style-name="T10_17">discussion</text:span><text:span text:style-name="T10_18">,<text:s/></text:span><text:span text:style-name="T10_19">I</text:span><text:span text:style-name="T10_20"><text:s/></text:span><text:span text:style-name="T10_21">took</text:span><text:span text:style-name="T10_22"><text:s/></text:span><text:span text:style-name="T10_23">the</text:span><text:span text:style-name="T10_24"><text:s/></text:span><text:span text:style-name="T10_25">role</text:span><text:span text:style-name="T10_26"><text:s/></text:span><text:span text:style-name="T10_27">as</text:span><text:span text:style-name="T10_28"><text:s/></text:span><text:span text:style-name="T10_29">lead</text:span><text:span text:style-name="T10_30"><text:s/></text:span><text:span text:style-name="T10_31">developer</text:span><text:span text:style-name="T10_32"><text:s/></text:span><text:span text:style-name="T10_33">and</text:span><text:span text:style-name="T10_34"><text:s/></text:span><text:span text:style-name="T10_35">designer</text:span><text:span text:style-name="T10_36"><text:s/></text:span><text:span text:style-name="T10_37">while</text:span><text:span text:style-name="T10_38"><text:s/></text:span><text:span text:style-name="T10_39">Pete</text:span><text:span text:style-name="T10_40"><text:s/></text:span><text:span text:style-name="T10_41">carried</text:span><text:span text:style-name="T10_42"><text:s/></text:span><text:span text:style-name="T10_43">out</text:span><text:span text:style-name="T10_44"><text:s/></text:span><text:span text:style-name="T10_45">backend</text:span><text:span text:style-name="T10_46"><text:s/></text:span><text:span text:style-name="T10_47">implementation</text:span><text:span text:style-name="T10_48"><text:s/></text:span><text:span text:style-name="T10_49">for</text:span><text:span text:style-name="T10_50"><text:s/></text:span><text:span text:style-name="T10_51">whatever</text:span><text:span text:style-name="T10_52"><text:s/></text:span><text:span text:style-name="T10_53">tasks</text:span><text:span text:style-name="T10_54"><text:s/></text:span><text:span text:style-name="T10_55">I</text:span><text:span text:style-name="T10_56"><text:s/></text:span><text:span text:style-name="T10_57">assigned</text:span><text:span text:style-name="T10_58"><text:s/></text:span><text:span text:style-name="T10_59">him</text:span><text:span text:style-name="T10_60">.<text:s/></text:span><text:span text:style-name="T10_61">I</text:span><text:span text:style-name="T10_62"><text:s/></text:span><text:span text:style-name="T10_63">couldn</text:span><text:span text:style-name="T10_64">’</text:span><text:span text:style-name="T10_65">t</text:span><text:span text:style-name="T10_66"><text:s/></text:span><text:span text:style-name="T10_67">ask</text:span><text:span text:style-name="T10_68"><text:s/></text:span><text:span text:style-name="T10_69">for</text:span><text:span text:style-name="T10_70"><text:s/></text:span><text:span text:style-name="T10_71">a</text:span><text:span text:style-name="T10_72"><text:s/></text:span><text:span text:style-name="T10_73">better</text:span><text:span text:style-name="T10_74"><text:s/></text:span><text:span text:style-name="T10_75">project</text:span><text:span text:style-name="T10_76"><text:s/></text:span><text:span text:style-name="T10_77">partner</text:span><text:span text:style-name="T10_78"><text:s/></text:span><text:span text:style-name="T10_79">than</text:span><text:span text:style-name="T10_80"><text:s/></text:span><text:span text:style-name="T10_81">Pete</text:span><text:span text:style-name="T10_82">,<text:s/></text:span><text:span text:style-name="T10_83">he</text:span><text:span text:style-name="T10_84"><text:s/></text:span><text:span text:style-name="T10_85">patiently</text:span><text:span text:style-name="T10_86"><text:s/></text:span><text:span text:style-name="T10_87">endured</text:span><text:span text:style-name="T10_88"><text:s/></text:span><text:span text:style-name="T10_89">my</text:span><text:span text:style-name="T10_90"><text:s/></text:span><text:span text:style-name="T10_91">neuroticness</text:span><text:span text:style-name="T10_92"><text:s/></text:span><text:span text:style-name="T10_93">and</text:span><text:span text:style-name="T10_94"><text:s/></text:span><text:span text:style-name="T10_95">overly</text:span><text:span text:style-name="T10_96"><text:s/></text:span><text:span text:style-name="T10_97">controlling</text:span><text:span text:style-name="T10_98"><text:s/></text:span><text:span text:style-name="T10_99">nature</text:span><text:span text:style-name="T10_100">,<text:s/></text:span><text:span text:style-name="T10_101">and</text:span><text:span text:style-name="T10_102"><text:s/></text:span><text:span text:style-name="T10_103">agreed</text:span><text:span text:style-name="T10_104"><text:s/></text:span><text:span text:style-name="T10_105">to</text:span><text:span text:style-name="T10_106"><text:s/></text:span><text:span text:style-name="T10_107">change</text:span><text:span text:style-name="T10_108"><text:s/></text:span><text:span text:style-name="T10_109">his</text:span><text:span text:style-name="T10_110"><text:s/></text:span><text:span text:style-name="T10_111">implementation</text:span><text:span text:style-name="T10_112"><text:s/></text:span><text:span text:style-name="T10_113">at</text:span><text:span text:style-name="T10_114"><text:s/></text:span><text:span text:style-name="T10_115">my</text:span><text:span text:style-name="T10_116"><text:s/></text:span><text:span text:style-name="T10_117">suggestion</text:span><text:span text:style-name="T10_118"><text:s/></text:span><text:span text:style-name="T10_119">even</text:span><text:span text:style-name="T10_120"><text:s/></text:span><text:span text:style-name="T10_121">when</text:span><text:span text:style-name="T10_122"><text:s/></text:span><text:span text:style-name="T10_123">he</text:span><text:span text:style-name="T10_124"><text:s/></text:span><text:span text:style-name="T10_125">disagreed</text:span><text:span text:style-name="T10_126"><text:s/></text:span><text:span text:style-name="T10_127">with</text:span><text:span text:style-name="T10_128"><text:s/></text:span><text:span text:style-name="T10_129">it</text:span><text:span text:style-name="T10_130">.<text:s/></text:span><text:span text:style-name="T10_131">However</text:span><text:span text:style-name="T10_132">,<text:s/></text:span><text:span text:style-name="T10_133">he</text:span><text:span text:style-name="T10_134"><text:s/></text:span><text:span text:style-name="T10_135">was</text:span><text:span text:style-name="T10_136"><text:s/></text:span><text:span text:style-name="T10_137">also</text:span><text:span text:style-name="T10_138"><text:s/></text:span><text:span text:style-name="T10_139">good</text:span><text:span text:style-name="T10_140"><text:s/></text:span><text:span text:style-name="T10_141">at</text:span><text:span text:style-name="T10_142"><text:s/></text:span><text:span text:style-name="T10_143">seeing</text:span><text:span text:style-name="T10_144"><text:s/></text:span><text:span text:style-name="T10_145">when</text:span><text:span text:style-name="T10_146"><text:s/></text:span><text:span text:style-name="T10_147">I</text:span><text:span text:style-name="T10_148"><text:s/></text:span><text:span text:style-name="T10_149">was</text:span><text:span text:style-name="T10_150"><text:s/></text:span><text:span text:style-name="T10_151">becoming</text:span><text:span text:style-name="T10_152"><text:s/></text:span><text:span text:style-name="T10_153">obsessed</text:span><text:span text:style-name="T10_154"><text:s/></text:span><text:span text:style-name="T10_155">with</text:span><text:span text:style-name="T10_156"><text:s/></text:span><text:span text:style-name="T10_157">a</text:span><text:span text:style-name="T10_158"><text:s/></text:span><text:span text:style-name="T10_159">minor</text:span><text:span text:style-name="T10_160"><text:s/></text:span><text:span text:style-name="T10_161">detail</text:span><text:span text:style-name="T10_162">,<text:s/></text:span><text:span text:style-name="T10_163">and</text:span><text:span text:style-name="T10_164"><text:s/></text:span><text:span text:style-name="T10_165">was</text:span><text:span text:style-name="T10_166"><text:s/></text:span><text:span text:style-name="T10_167">effective</text:span><text:span text:style-name="T10_168"><text:s/></text:span><text:span text:style-name="T10_169">in</text:span><text:span text:style-name="T10_170"><text:s/></text:span><text:span text:style-name="T10_171">his</text:span><text:span text:style-name="T10_172"><text:s/></text:span><text:span text:style-name="T10_173">attempts</text:span><text:span text:style-name="T10_174"><text:s/></text:span><text:span text:style-name="T10_175">to</text:span><text:span text:style-name="T10_176"><text:s/></text:span><text:span text:style-name="T10_177">get</text:span><text:span text:style-name="T10_178"><text:s/></text:span><text:span text:style-name="T10_179">me</text:span><text:span text:style-name="T10_180"><text:s/></text:span><text:span text:style-name="T10_181">back</text:span><text:span text:style-name="T10_182"><text:s/></text:span><text:span text:style-name="T10_183">on</text:span><text:span text:style-name="T10_184"><text:s/></text:span><text:span text:style-name="T10_185">track</text:span><text:span text:style-name="T10_186"><text:s/></text:span><text:span text:style-name="T10_187">and</text:span><text:span text:style-name="T10_188"><text:s/></text:span><text:span text:style-name="T10_189">focusing</text:span><text:span text:style-name="T10_190"><text:s/></text:span><text:span text:style-name="T10_191">on</text:span><text:span text:style-name="T10_192"><text:s/></text:span><text:span text:style-name="T10_193">more</text:span><text:span text:style-name="T10_194"><text:s/></text:span><text:span text:style-name="T10_195">important</text:span><text:span text:style-name="T10_196"><text:s/></text:span><text:span text:style-name="T10_197">tasks</text:span><text:span text:style-name="T10_198">.<text:s/></text:span><text:span text:style-name="T10_199">Often</text:span><text:span text:style-name="T10_200"><text:s/></text:span><text:span text:style-name="T10_201">he</text:span><text:span text:style-name="T10_202"><text:s/></text:span><text:span text:style-name="T10_203">would</text:span><text:span text:style-name="T10_204"><text:s/></text:span><text:span text:style-name="T10_205">implement</text:span><text:span text:style-name="T10_206"><text:s/></text:span><text:span text:style-name="T10_207">something</text:span><text:span text:style-name="T10_208"><text:s/></text:span><text:span text:style-name="T10_209">exactly</text:span><text:span text:style-name="T10_210"><text:s/></text:span><text:span text:style-name="T10_211">as</text:span><text:span text:style-name="T10_212"><text:s/></text:span><text:span text:style-name="T10_213">I</text:span><text:span text:style-name="T10_214"><text:s/></text:span><text:span text:style-name="T10_215">was</text:span><text:span text:style-name="T10_216"><text:s/></text:span><text:span text:style-name="T10_217">planning</text:span><text:span text:style-name="T10_218"><text:s/></text:span><text:span text:style-name="T10_219">on</text:span><text:span text:style-name="T10_220"><text:s/></text:span><text:span text:style-name="T10_221">having</text:span><text:span text:style-name="T10_222"><text:s/></text:span><text:span text:style-name="T10_223">it</text:span><text:span text:style-name="T10_224"><text:s/></text:span><text:span text:style-name="T10_225">done</text:span><text:span text:style-name="T10_226"><text:s/></text:span><text:span text:style-name="T10_227">before</text:span><text:span text:style-name="T10_228"><text:s/></text:span><text:span text:style-name="T10_229">I</text:span><text:span text:style-name="T10_230"><text:s/></text:span><text:span text:style-name="T10_231">even</text:span><text:span text:style-name="T10_232"><text:s/></text:span><text:span text:style-name="T10_233">had</text:span><text:span text:style-name="T10_234"><text:s/></text:span><text:span text:style-name="T10_235">a</text:span><text:span text:style-name="T10_236"><text:s/></text:span><text:span text:style-name="T10_237">chance</text:span><text:span text:style-name="T10_238"><text:s/></text:span><text:span text:style-name="T10_239">to</text:span><text:span text:style-name="T10_240"><text:s/></text:span><text:span text:style-name="T10_241">talk</text:span><text:span text:style-name="T10_242"><text:s/></text:span><text:span text:style-name="T10_243">to</text:span><text:span text:style-name="T10_244"><text:s/></text:span><text:span text:style-name="T10_245">him</text:span><text:span text:style-name="T10_246"><text:s/></text:span><text:span text:style-name="T10_247">about</text:span><text:span text:style-name="T10_248"><text:s/></text:span><text:span text:style-name="T10_249">it</text:span><text:span text:style-name="T10_250">.<text:s/></text:span><text:span text:style-name="T10_251">Our</text:span><text:span text:style-name="T10_252"><text:s/></text:span><text:span text:style-name="T10_253">synergy</text:span><text:span text:style-name="T10_254"><text:s/></text:span><text:span text:style-name="T10_255">is</text:span><text:span text:style-name="T10_256"><text:s/></text:span><text:span text:style-name="T10_257">what</text:span><text:span text:style-name="T10_258"><text:s/></text:span><text:span text:style-name="T10_259">allowed</text:span><text:span text:style-name="T10_260"><text:s/></text:span><text:span text:style-name="T10_261">us</text:span><text:span text:style-name="T10_262"><text:s/></text:span><text:span text:style-name="T10_263">to</text:span><text:span text:style-name="T10_264"><text:s/></text:span><text:span text:style-name="T10_265">assemble</text:span><text:span text:style-name="T10_266"><text:s/></text:span><text:span text:style-name="T10_267">the</text:span><text:span text:style-name="T10_268"><text:s/></text:span><text:span text:style-name="T10_269">components</text:span><text:span text:style-name="T10_270"><text:s/></text:span><text:span text:style-name="T10_271">of</text:span><text:span text:style-name="T10_272"><text:s/></text:span><text:span text:style-name="T10_273">the</text:span><text:span text:style-name="T10_274"><text:s/></text:span><text:span text:style-name="T10_275">web</text:span><text:span text:style-name="T10_276"><text:s/></text:span><text:span text:style-name="T10_277">application</text:span><text:span text:style-name="T10_278"><text:s/></text:span><text:span text:style-name="T10_279">less</text:span><text:span text:style-name="T10_280"><text:s/></text:span><text:span text:style-name="T10_281">than</text:span><text:span text:style-name="T10_282"><text:s/></text:span><text:span text:style-name="T10_283">twenty</text:span><text:span text:style-name="T10_284"><text:s/></text:span><text:span text:style-name="T10_285">minutes</text:span><text:span text:style-name="T10_286"><text:s/></text:span><text:span text:style-name="T10_287">before</text:span><text:span text:style-name="T10_288"><text:s/></text:span><text:span text:style-name="T10_289">the</text:span><text:span text:style-name="T10_290"><text:s/></text:span><text:span text:style-name="T10_291">presentations</text:span><text:span text:style-name="T10_292"><text:s/></text:span><text:span text:style-name="T10_293">started</text:span><text:span text:style-name="T10_294">,<text:s/></text:span><text:span text:style-name="T10_295">and</text:span><text:span text:style-name="T10_296"><text:s/></text:span><text:span text:style-name="T10_297">have</text:span><text:span text:style-name="T10_298"><text:s/></text:span><text:span text:style-name="T10_299">it</text:span><text:span text:style-name="T10_300"><text:s/></text:span><text:span text:style-name="T10_301">come</text:span><text:span text:style-name="T10_302"><text:s/></text:span><text:span text:style-name="T10_303">together</text:span><text:span text:style-name="T10_304"><text:s/></text:span><text:span text:style-name="T10_305">and</text:span><text:span text:style-name="T10_306"><text:s/></text:span><text:span text:style-name="T10_307">run</text:span><text:span text:style-name="T10_308"><text:s/></text:span><text:span text:style-name="T10_309">without</text:span><text:span text:style-name="T10_310"><text:s/></text:span><text:span text:style-name="T10_311">any</text:span><text:span text:style-name="T10_312"><text:s/></text:span><text:span text:style-name="T10_313">bugs</text:span><text:span text:style-name="T10_314">.<text:s/></text:span></text:p>
      <text:p text:style-name="P11"/>
      <text:p text:style-name="P12"><text:span text:style-name="T12_1">The</text:span><text:span text:style-name="T12_2"><text:s/></text:span><text:span text:style-name="T12_3">biggest</text:span><text:span text:style-name="T12_4"><text:s/></text:span><text:span text:style-name="T12_5">thing</text:span><text:span text:style-name="T12_6"><text:s/></text:span><text:span text:style-name="T12_7">I</text:span><text:span text:style-name="T12_8"><text:s/></text:span><text:span text:style-name="T12_9">would</text:span><text:span text:style-name="T12_10"><text:s/></text:span><text:span text:style-name="T12_11">change</text:span><text:span text:style-name="T12_12">,<text:s/></text:span><text:span text:style-name="T12_13">is</text:span><text:span text:style-name="T12_14"><text:s/></text:span><text:span text:style-name="T12_15">I</text:span><text:span text:style-name="T12_16"><text:s/></text:span><text:span text:style-name="T12_17">would</text:span><text:span text:style-name="T12_18"><text:s/></text:span><text:span text:style-name="T12_19">begin</text:span><text:span text:style-name="T12_20"><text:s/></text:span><text:span text:style-name="T12_21">working</text:span><text:span text:style-name="T12_22"><text:s/></text:span><text:span text:style-name="T12_23">on</text:span><text:span text:style-name="T12_24"><text:s/></text:span><text:span text:style-name="T12_25">the</text:span><text:span text:style-name="T12_26"><text:s/></text:span><text:span text:style-name="T12_27">project</text:span><text:span text:style-name="T12_28"><text:s/></text:span><text:span text:style-name="T12_29">sooner</text:span><text:span text:style-name="T12_30">,<text:s/></text:span><text:span text:style-name="T12_31">so</text:span><text:span text:style-name="T12_32"><text:s/></text:span><text:span text:style-name="T12_33">time</text:span><text:span text:style-name="T12_34"><text:s/></text:span><text:span text:style-name="T12_35">would</text:span><text:span text:style-name="T12_36"><text:s/></text:span><text:span text:style-name="T12_37">be</text:span><text:span text:style-name="T12_38"><text:s/></text:span><text:span text:style-name="T12_39">less</text:span><text:span text:style-name="T12_40"><text:s/></text:span><text:span text:style-name="T12_41">of</text:span><text:span text:style-name="T12_42"><text:s/></text:span><text:span text:style-name="T12_43">a</text:span><text:span text:style-name="T12_44"><text:s/></text:span><text:span text:style-name="T12_45">factor</text:span><text:span text:style-name="T12_46"><text:s/></text:span><text:span text:style-name="T12_47">in</text:span><text:span text:style-name="T12_48"><text:s/></text:span><text:span text:style-name="T12_49">deciding</text:span><text:span text:style-name="T12_50"><text:s/></text:span><text:span text:style-name="T12_51">what</text:span><text:span text:style-name="T12_52"><text:s/></text:span><text:span text:style-name="T12_53">initial</text:span><text:span text:style-name="T12_54"><text:s/></text:span><text:span text:style-name="T12_55">design</text:span><text:span text:style-name="T12_56"><text:s/></text:span><text:span text:style-name="T12_57">ideas</text:span><text:span text:style-name="T12_58"><text:s/></text:span><text:span text:style-name="T12_59">to</text:span><text:span text:style-name="T12_60"><text:s/></text:span><text:span text:style-name="T12_61">implement</text:span><text:span text:style-name="T12_62">.<text:s/></text:span><text:span text:style-name="T12_63">Other</text:span><text:span text:style-name="T12_64"><text:s/></text:span><text:span text:style-name="T12_65">than</text:span><text:span text:style-name="T12_66"><text:s/></text:span><text:span text:style-name="T12_67">that</text:span><text:span text:style-name="T12_68">,<text:s/></text:span><text:span text:style-name="T12_69">I</text:span><text:span text:style-name="T12_70"><text:s/></text:span><text:span text:style-name="T12_71">wouldn</text:span><text:span text:style-name="T12_72">’</text:span><text:span text:style-name="T12_73">t</text:span><text:span text:style-name="T12_74"><text:s/></text:span><text:span text:style-name="T12_75">really</text:span><text:span text:style-name="T12_76"><text:s/></text:span><text:span text:style-name="T12_77">change</text:span><text:span text:style-name="T12_78"><text:s/></text:span><text:span text:style-name="T12_79">much</text:span><text:span text:style-name="T12_80">,<text:s/></text:span><text:span text:style-name="T12_81">as</text:span><text:span text:style-name="T12_82"><text:s/></text:span><text:span text:style-name="T12_83">I</text:span><text:span text:style-name="T12_84"><text:s/></text:span><text:span text:style-name="T12_85">thoroughly</text:span><text:span text:style-name="T12_86"><text:s/></text:span><text:span text:style-name="T12_87">enjoyed</text:span><text:span text:style-name="T12_88"><text:s/></text:span><text:span text:style-name="T12_89">working</text:span><text:span text:style-name="T12_90"><text:s/></text:span><text:span text:style-name="T12_91">on</text:span><text:span text:style-name="T12_92"><text:s/></text:span><text:span text:style-name="T12_93">this</text:span><text:span text:style-name="T12_94"><text:s/></text:span><text:span text:style-name="T12_95">project</text:span><text:span text:style-name="T12_96">;<text:s/></text:span><text:span text:style-name="T12_97">this</text:span><text:span text:style-name="T12_98"><text:s/></text:span><text:span text:style-name="T12_99">is</text:span><text:span text:style-name="T12_100"><text:s/></text:span><text:span text:style-name="T12_101">the</text:span><text:span text:style-name="T12_102"><text:s/></text:span><text:span text:style-name="T12_103">most</text:span><text:span text:style-name="T12_104"><text:s/></text:span><text:span text:style-name="T12_105">fun</text:span><text:span text:style-name="T12_106"><text:s/></text:span><text:span text:style-name="T12_107">I</text:span><text:span text:style-name="T12_108">’</text:span><text:span text:style-name="T12_109">ve</text:span><text:span text:style-name="T12_110"><text:s/></text:span><text:span text:style-name="T12_111">had</text:span><text:span text:style-name="T12_112"><text:s/></text:span><text:span text:style-name="T12_113">programming</text:span><text:span text:style-name="T12_114"><text:s/></text:span><text:span text:style-name="T12_115">since</text:span><text:span text:style-name="T12_116"><text:s/></text:span><text:span text:style-name="T12_117">CS</text:span><text:span text:style-name="T12_118"><text:s/>171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